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0.4cm"/>
    </style:style>
    <style:style style:name="gr7" style:family="graphic" style:parent-style-name="standard">
      <style:graphic-properties draw:textarea-horizontal-align="justify" draw:textarea-vertical-align="middle" draw:auto-grow-height="false" fo:min-height="1.084cm" fo:min-width="1.3cm"/>
    </style:style>
    <style:style style:name="gr8" style:family="graphic" style:parent-style-name="standard">
      <style:graphic-properties draw:stroke="none" svg:stroke-color="#000000" draw:fill="none" draw:fill-color="#ffffff" fo:min-height="3.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style:text-position="0% 100%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text-position="0% 100%"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6" style:family="text">
      <style:text-properties style:text-position="-33% 58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er5" svg:x1="4.1cm" svg:y1="10.2cm" svg:x2="4.118cm" svg:y2="4.4cm">
          <text:p/>
        </draw:line>
        <draw:line draw:style-name="gr1" draw:text-style-name="P1" draw:layer="layout" svg:x1="0.9cm" svg:y1="10.213cm" svg:x2="18.9cm" svg:y2="10.2cm">
          <text:p/>
        </draw:line>
        <draw:frame draw:style-name="gr2" draw:text-style-name="P3" draw:layer="layout" svg:width="1.1cm" svg:height="1.5cm" svg:x="0.2cm" svg:y="3.7cm">
          <draw:text-box>
            <text:p text:style-name="P2"><text:span text:style-name="T1">v</text:span><text:span text:style-name="T2">I</text:span></text:p>
          </draw:text-box>
        </draw:frame>
        <draw:frame draw:style-name="gr3" draw:text-style-name="P4" draw:layer="layout" svg:width="1.4cm" svg:height="1cm" svg:x="1.8cm" svg:y="3.068cm">
          <draw:text-box>
            <text:p><text:span text:style-name="T3">C</text:span><text:span text:style-name="T3">1</text:span></text:p>
          </draw:text-box>
        </draw:frame>
        <draw:line draw:style-name="gr1" draw:text-style-name="P1" draw:layer="layout" svg:x1="3cm" svg:y1="4.4cm" svg:x2="8.1cm" svg:y2="4.4cm">
          <text:p/>
        </draw:line>
        <draw:line draw:style-name="gr4" draw:text-style-name="P1" draw:layer="layout" svg:x1="3cm" svg:y1="3.9cm" svg:x2="3cm" svg:y2="5.05cm">
          <text:p/>
        </draw:line>
        <draw:line draw:style-name="gr1" draw:text-style-name="P1" draw:layer="layout" svg:x1="9.8cm" svg:y1="3.5cm" svg:x2="9.8cm" svg:y2="1.8cm">
          <text:p/>
        </draw:line>
        <draw:line draw:style-name="gr1" draw:text-style-name="P1" draw:layer="Layer5" svg:x1="1.2cm" svg:y1="4.4cm" svg:x2="2.5cm" svg:y2="4.4cm">
          <text:p/>
        </draw:line>
        <draw:line draw:style-name="gr4" draw:text-style-name="P1" draw:layer="layout" svg:x1="2.5cm" svg:y1="3.9cm" svg:x2="2.5cm" svg:y2="5.044cm">
          <text:p/>
        </draw:line>
        <draw:custom-shape draw:style-name="gr5" draw:text-style-name="P5" draw:layer="layout" svg:width="0.3cm" svg:height="0.3cm" svg:x="0.99cm" svg:y="4.2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er5" svg:width="0.9cm" svg:height="1.8cm" svg:x="3.6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er5" svg:width="1.6cm" svg:height="1.5cm" svg:x="3.5cm" svg:y="7cm">
          <draw:text-box>
            <text:p><text:span text:style-name="T3">R1</text:span></text:p>
          </draw:text-box>
        </draw:frame>
        <draw:custom-shape draw:style-name="gr7" draw:text-style-name="P5" draw:layer="Layer5" svg:width="3.6cm" svg:height="4cm" draw:transform="rotate (-1.5707963267949) translate (12.1cm 2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4" draw:layer="Layer5" svg:width="1.8cm" svg:height="3.4cm" svg:x="8cm" svg:y="3.1cm">
          <draw:text-box>
            <text:p><text:s text:c="2"/><text:span text:style-name="T4">+</text:span></text:p>
            <text:p><text:span text:style-name="T4"/></text:p>
            <text:p><text:span text:style-name="T4"><text:s text:c="2"/></text:span><text:span text:style-name="T4">-</text:span></text:p>
          </draw:text-box>
        </draw:frame>
        <draw:line draw:style-name="gr4" draw:text-style-name="P1" draw:layer="Layer5" svg:x1="10.2cm" svg:y1="10.256cm" svg:x2="10.2cm" svg:y2="11cm">
          <text:p/>
        </draw:line>
        <draw:line draw:style-name="gr4" draw:text-style-name="P1" draw:layer="Layer5" svg:x1="9.4cm" svg:y1="11cm" svg:x2="10.99cm" svg:y2="10.991cm">
          <text:p/>
        </draw:line>
        <draw:line draw:style-name="gr4" draw:text-style-name="P1" draw:layer="Layer5" svg:x1="9.688cm" svg:y1="11.281cm" svg:x2="10.688cm" svg:y2="11.272cm">
          <text:p/>
        </draw:line>
        <draw:line draw:style-name="gr4" draw:text-style-name="P1" draw:layer="Layer5" svg:x1="9.9cm" svg:y1="11.576cm" svg:x2="10.5cm" svg:y2="11.576cm">
          <text:p/>
        </draw:line>
        <draw:line draw:style-name="gr1" draw:text-style-name="P1" draw:layer="Layer5" svg:x1="6.8cm" svg:y1="5.5cm" svg:x2="8.1cm" svg:y2="5.5cm">
          <text:p/>
        </draw:line>
        <draw:line draw:style-name="gr1" draw:text-style-name="P1" draw:layer="Layer5" svg:x1="6.8cm" svg:y1="10.2cm" svg:x2="6.8cm" svg:y2="5.5cm">
          <text:p/>
        </draw:line>
        <draw:line draw:style-name="gr1" draw:text-style-name="P1" draw:layer="Layer5" svg:x1="6.783cm" svg:y1="7.426cm" svg:x2="13.8cm" svg:y2="7.4cm">
          <text:p/>
        </draw:line>
        <draw:custom-shape draw:style-name="gr6" draw:text-style-name="P5" draw:layer="Layer5" svg:width="0.9cm" svg:height="1.8cm" svg:x="6.4cm" svg:y="7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er5" svg:width="1.6cm" svg:height="1.5cm" svg:x="6.3cm" svg:y="8.4cm">
          <draw:text-box>
            <text:p><text:span text:style-name="T3">R4</text:span></text:p>
          </draw:text-box>
        </draw:frame>
        <draw:custom-shape draw:style-name="gr6" draw:text-style-name="P5" draw:layer="Layer5" svg:width="0.9cm" svg:height="1.8cm" draw:transform="rotate (1.5707963267949) translate (9cm 7.8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er5" svg:width="1.6cm" svg:height="1.5cm" svg:x="9.3cm" svg:y="7cm">
          <draw:text-box>
            <text:p><text:span text:style-name="T3">R3</text:span></text:p>
          </draw:text-box>
        </draw:frame>
        <draw:custom-shape draw:style-name="gr5" draw:text-style-name="P5" draw:layer="Layer5" svg:width="0.3cm" svg:height="0.3cm" svg:x="9.65cm" svg:y="1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3" draw:layer="Layer5" svg:width="4cm" svg:height="1.825cm" svg:x="8.7cm" svg:y="0.875cm">
          <draw:text-box>
            <text:p text:style-name="P2"><text:span text:style-name="T5">V</text:span><text:span text:style-name="T6">CC </text:span><text:span text:style-name="T5">= 10V</text:span></text:p>
          </draw:text-box>
        </draw:frame>
        <draw:line draw:style-name="gr1" draw:text-style-name="P1" draw:layer="Layer5" svg:x1="9.8cm" svg:y1="6.5cm" svg:x2="9.8cm" svg:y2="5.5cm">
          <text:p/>
        </draw:line>
        <draw:custom-shape draw:style-name="gr5" draw:text-style-name="P5" draw:layer="Layer5" svg:width="0.3cm" svg:height="0.3cm" svg:x="9.65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3" draw:layer="Layer5" svg:width="4cm" svg:height="1.825cm" svg:x="9.7cm" svg:y="5.8cm">
          <draw:text-box>
            <text:p text:style-name="P2"><text:span text:style-name="T5">-V</text:span><text:span text:style-name="T6">CC </text:span><text:span text:style-name="T5">= -10V</text:span></text:p>
          </draw:text-box>
        </draw:frame>
        <draw:line draw:style-name="gr1" draw:text-style-name="P1" draw:layer="Layer5" svg:x1="12cm" svg:y1="4.5cm" svg:x2="18.9cm" svg:y2="4.5cm">
          <text:p/>
        </draw:line>
        <draw:custom-shape draw:style-name="gr6" draw:text-style-name="P5" draw:layer="Layer5" svg:width="0.9cm" svg:height="1.8cm" draw:transform="rotate (1.5707963267949) translate (14.6cm 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er5" svg:width="1.6cm" svg:height="1.5cm" svg:x="14.9cm" svg:y="4.1cm">
          <draw:text-box>
            <text:p><text:span text:style-name="T3">R2</text:span></text:p>
          </draw:text-box>
        </draw:frame>
        <draw:line draw:style-name="gr1" draw:text-style-name="P1" draw:layer="Layer5" svg:x1="13.8cm" svg:y1="7.4cm" svg:x2="13.8cm" svg:y2="4.5cm">
          <text:p/>
        </draw:line>
        <draw:line draw:style-name="gr1" draw:text-style-name="P1" draw:layer="Layer5" svg:x1="17.8cm" svg:y1="7.4cm" svg:x2="17.8cm" svg:y2="4.5cm">
          <text:p/>
        </draw:line>
        <draw:line draw:style-name="gr4" draw:text-style-name="P1" draw:layer="Layer5" svg:x1="17.2cm" svg:y1="7.4cm" svg:x2="18.344cm" svg:y2="7.4cm">
          <text:p/>
        </draw:line>
        <draw:line draw:style-name="gr1" draw:text-style-name="P1" draw:layer="Layer5" svg:x1="17.8cm" svg:y1="10.2cm" svg:x2="17.8cm" svg:y2="7.9cm">
          <text:p/>
        </draw:line>
        <draw:line draw:style-name="gr4" draw:text-style-name="P1" draw:layer="Layer5" svg:x1="17.2cm" svg:y1="7.9cm" svg:x2="18.344cm" svg:y2="7.9cm">
          <text:p/>
        </draw:line>
        <draw:frame draw:style-name="gr3" draw:text-style-name="P4" draw:layer="Layer5" svg:width="1.4cm" svg:height="1cm" svg:x="18cm" svg:y="6.5cm">
          <draw:text-box>
            <text:p><text:span text:style-name="T3">C2</text:span></text:p>
          </draw:text-box>
        </draw:frame>
        <draw:custom-shape draw:style-name="gr5" draw:text-style-name="P5" draw:layer="Layer5" svg:width="0.3cm" svg:height="0.3cm" svg:x="18.8cm" svg:y="4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3" draw:layer="Layer5" svg:width="1.5cm" svg:height="1.825cm" svg:x="19.1cm" svg:y="4cm">
          <draw:text-box>
            <text:p text:style-name="P2"><text:span text:style-name="T1">v</text:span><text:span text:style-name="T2">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21:30:00.886430618</meta:creation-date>
    <meta:generator>LibreOffice/6.4.7.2$Linux_X86_64 LibreOffice_project/40$Build-2</meta:generator>
    <dc:date>2021-06-04T22:25:26.097342640</dc:date>
    <meta:editing-duration>PT1M27S</meta:editing-duration>
    <meta:editing-cycles>1</meta:editing-cycles>
    <meta:document-statistic meta:object-count="41"/>
  </office:meta>
</office:document-meta>
</file>